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2.742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0.926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8.386cm"/>
    </style:style>
    <style:style style:name="co13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shrubb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arm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ore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_horticul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orch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lant_nurs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vine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f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heat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scru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tundr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sho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tid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wet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allot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brow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erc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nstru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harbou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andfi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quar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creation_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ailwa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sident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tai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ports_cent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village_gre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are_r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un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cre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hing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basi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salt_po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d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reservoi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glaci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eef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ban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 table:number-rows-repeated="33"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5"/>
        </table:table-row>
      </table:table>
      <table:table table:name="Corine LULC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c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</table:table-row>
      </table:table>
      <table:named-expressions/>
      <table:database-ranges>
        <table:database-range table:name="__Anonymous_Sheet_DB__1" table:target-range-address="'inta-fao'.A1:'inta-fao'.E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11-18T06:01:24.177904563</dc:date>
    <meta:editing-duration>P4DT6H51M9S</meta:editing-duration>
    <meta:editing-cycles>12</meta:editing-cycles>
    <meta:generator>LibreOffice/7.4.7.2$Linux_X86_64 LibreOffice_project/40$Build-2</meta:generator>
    <meta:document-statistic meta:table-count="4" meta:cell-count="1159" meta:object-count="0"/>
  </office:meta>
</office:document-meta>
</file>